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endar_20_Ev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19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 Eve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65.71pt" draw:caption-point-x="-11.54pt" draw:caption-point-y="-1065.43pt">
              <dc:date>2024-07-11T00:00:00</dc:date>
              <text:p text:style-name="P1">link https://sites.google.com/view/360-photo-booth-lawndale/home</text:p>
              <text:p text:style-name="P1"><text:tab/>-Erin Edwards</text:p>
              <text:p text:style-name="P1">----</text:p>
              <text:p text:style-name="P1">document view https://docs.google.com/document/d/1_KFH9Jo1jNUId50940a40otfC0Jp10-40wfmb9btSSU/view</text:p>
              <text:p text:style-name="P1"/>
              <text:p text:style-name="P1"><text:s/>document https://docs.google.com/document/d/1UsE1XiTRUUkGfj2JpNxTtabO_OL8EEMSCJ32bB6zO_g/edit?usp=sharing</text:p>
              <text:p text:style-name="P1"/>
              <text:p text:style-name="P1"><text:s/>document pub https://docs.google.com/document/d/1UsE1XiTRUUkGfj2JpNxTtabO_OL8EEMSCJ32bB6zO_g/pub</text:p>
              <text:p text:style-name="P1"/>
              <text:p text:style-name="P1"><text:s/>document view https://docs.google.com/document/d/1UsE1XiTRUUkGfj2JpNxTtabO_OL8EEMSCJ32bB6zO_g/view</text:p>
              <text:p text:style-name="P1"/>
              <text:p text:style-name="P1"><text:s/>link https://sites.google.com/view/360photoboothrentalelsegundo/home</text:p>
              <text:p text:style-name="P1"/>
              <text:p text:style-name="P1"><text:s/>link https://sites.google.com/view/360videoboothrentalgardena/home</text:p>
              <text:p text:style-name="P1"/>
              <text:p text:style-name="P1"><text:s/>link https://sites.google.com/view/360videoboothcarson/home</text:p>
              <text:p text:style-name="P1"/>
              <text:p text:style-name="P1"><text:s/>link https://sites.google.com/view/360videoboothinglewood/home</text:p>
              <text:p text:style-name="P1"/>
              <text:p text:style-name="P1"><text:s/>link https://sites.google.com/view/360-photo-booth-lawndale/home</text:p>
              <text:p text:style-name="P1"/>
              <text:p text:style-name="P1"><text:s/>document https://docs.google.com/document/d/1jtyMeW5E_fMZ_YSsIHpK4g1Ao9sfZtULF65Hn0cr6zc/edit?usp=sharing</text:p>
              <text:p text:style-name="P1"/>
              <text:p text:style-name="P1"><text:s/>document pub https://docs.google.com/document/d/1jtyMeW5E_fMZ_YSsIHpK4g1Ao9sfZtULF65Hn0cr6zc/pub</text:p>
              <text:p text:style-name="P1"/>
              <text:p text:style-name="P1"><text:s/>document view https://docs.google.com/document/d/1jtyMeW5E_fMZ_YSsIHpK4g1Ao9sfZtULF65Hn0cr6zc/view</text:p>
              <text:p text:style-name="P1"/>
              <text:p text:style-name="P1"><text:s/>document https://docs.google.com/document/d/1Mo_D1IOl4moguLp9FYQ1Gl601udy49Pfx-Z6awOx9JI/edit?usp=sharing</text:p>
              <text:p text:style-name="P1"/>
              <text:p text:style-name="P1"><text:s/>document pub https://docs.google.com/document/d/1Mo_D1IOl4moguLp9FYQ1Gl601udy49Pfx-Z6awOx9JI/pub</text:p>
              <text:p text:style-name="P1"/>
              <text:p text:style-name="P1"><text:s/>document view https://docs.google.com/document/d/1Mo_D1IOl4moguLp9FYQ1Gl601udy49Pfx-Z6awOx9JI/view</text:p>
              <text:p text:style-name="P1"/>
              <text:p text:style-name="P1"><text:s/>link https://sites.google.com/view/360photoboothrentalelsegundo/home</text:p>
              <text:p text:style-name="P1"/>
              <text:p text:style-name="P1"><text:s/>link https://sites.google.com/view/360videoboothrentalgardena/home</text:p>
              <text:p text:style-name="P1"/>
              <text:p text:style-name="P1"><text:s/>link https://sites.google.com/view/360videoboothcarson/home</text:p>
              <text:p text:style-name="P1"/>
              <text:p text:style-name="P1"><text:s/>link https://sites.google.com/view/360videoboothinglewood/home</text:p>
              <text:p text:style-name="P1"><text:tab/>-Erin Edwards</text:p>
              <text:p text:style-name="P1">----</text:p>
              <text:p text:style-name="P1">link https://sites.google.com/view/360videoboothrentalgardena/home</text:p>
              <text:p text:style-name="P1"/>
              <text:p text:style-name="P1"><text:s/>link https://sites.google.com/view/360videoboothcarson/home</text:p>
              <text:p text:style-name="P1"/>
              <text:p text:style-name="P1"><text:s/>link https://sites.google.com/view/360videoboothinglewood/home</text:p>
              <text:p text:style-name="P1"/>
              <text:p text:style-name="P1"><text:s/>link https://sites.google.com/view/360-photo-booth-lawndale/home</text:p>
              <text:p text:style-name="P1"/>
              <text:p text:style-name="P1"><text:s/>document https://docs.google.com/document/d/1X7bENNyyBjBRD8myK-Os3x2P7Fr_is16FzwrVky0BwQ/edit?usp=sharing</text:p>
              <text:p text:style-name="P1"/>
              <text:p text:style-name="P1"><text:s/>document pub https://docs.google.com/document/d/1X7bENNyyBjBRD8myK-Os3x2P7Fr_is16FzwrVky0BwQ/pub</text:p>
              <text:p text:style-name="P1"/>
              <text:p text:style-name="P1"><text:s/>document view https://docs.google.com/document/d/1X7bENNyyBjBRD8myK-Os3x2P7Fr_is16FzwrVky0BwQ/view</text:p>
              <text:p text:style-name="P1"/>
              <text:p text:style-name="P1"><text:s/>document https://docs.google.com/document/d/1Qcxttc-6JFcROdJhg84b8gtCEhcwW-_KYC2v10ZOc7E/edit?usp=sharing</text:p>
              <text:p text:style-name="P1"/>
              <text:p text:style-name="P1"><text:s/>document pub https://docs.google.com/document/d/1Qcxttc-6JFcROdJhg84b8gtCEhcwW-_KYC2v10ZOc7E/pub</text:p>
              <text:p text:style-name="P1"/>
              <text:p text:style-name="P1"><text:s/>document view https://docs.google.com/document/d/1Qcxttc-6JFcROdJhg84b8gtCEhcwW-_KYC2v10ZOc7E/view</text:p>
              <text:p text:style-name="P1"/>
              <text:p text:style-name="P1"><text:s/>document https://docs.google.com/document/d/1t1kzHbGUXlaNlxUPkIleein71cPE7XqgkP9a-oTdj1c/edit?usp=sharing</text:p>
              <text:p text:style-name="P1"/>
              <text:p text:style-name="P1"><text:s/>document pub https://docs.google.com/document/d/1t1kzHbGUXlaNlxUPkIleein71cPE7XqgkP9a-oTdj1c/pub</text:p>
              <text:p text:style-name="P1"/>
              <text:p text:style-name="P1"><text:s/>document view https://docs.google.com/document/d/1t1kzHbGUXlaNlxUPkIleein71cPE7XqgkP9a-oTdj1c/view</text:p>
              <text:p text:style-name="P1"/>
              <text:p text:style-name="P1"><text:s/>link https://sites.google.com/view/360photoboothrentalelsegundo/home</text:p>
              <text:p text:style-name="P1"/>
              <text:p text:style-name="P1"><text:s/>link https://sites.google.com/view/360videoboothrentalgardena/home</text:p>
              <text:p text:style-name="P1"/>
              <text:p text:style-name="P1"><text:s/>link https://sites.google.com/view/360videoboothcarson/home</text:p>
              <text:p text:style-name="P1"/>
              <text:p text:style-name="P1"><text:s/>link https://sites.google.com/view/360videoboothinglewood/home</text:p>
              <text:p text:style-name="P1"/>
              <text:p text:style-name="P1"><text:s/>link https://sites.google.com/view/360-photo-booth-lawndale/home</text:p>
              <text:p text:style-name="P1"/>
              <text:p text:style-name="P1"><text:s/>document https://docs.google.com/document/d/1TcnYB3fkM14HhDtVpkQE3Nd1EMckiuLaUvdmZArf2ug/edit?usp=sharing</text:p>
              <text:p text:style-name="P1"/>
              <text:p text:style-name="P1"><text:s/>document pub https://docs.google.com/document/d/1TcnYB3fkM14HhDtVpkQE3Nd1EMckiuLaUvdmZArf2ug/pub</text:p>
              <text:p text:style-name="P1"/>
              <text:p text:style-name="P1"><text:s/>document view https://docs.google.com/document/d/1TcnYB3fkM14HhDtVpkQE3Nd1EMckiuLaUvdmZArf2ug/view</text:p>
              <text:p text:style-name="P1"/>
              <text:p text:style-name="P1"><text:s/>document https://docs.google.com/document/d/1_KFH9Jo1jNUId50940a40otfC0Jp10-40wfmb9btSSU/edit?usp=sharing</text:p>
              <text:p text:style-name="P1"/>
              <text:p text:style-name="P1"><text:s/>document pub https://docs.google.com/document/d/1_KFH9Jo1jNUId50940a40otfC0Jp10-40wfmb9btSSU/pub</text:p>
              <text:p text:style-name="P1"><text:tab/>-Erin Edwards</text:p>
              <text:p text:style-name="P1">----</text:p>
              <text:p text:style-name="P1">document view https://docs.google.com/document/d/1SeScBdUMNwkP1THb066cC3Eco6vNrsdSF9u9Hwv37Do/view</text:p>
              <text:p text:style-name="P1"/>
              <text:p text:style-name="P1"><text:s/>document https://docs.google.com/document/d/1JzItDfPVwrztnqktRM8Swb90AUP3yJC-zQfvTC0Ixgs/edit?usp=sharing</text:p>
              <text:p text:style-name="P1"/>
              <text:p text:style-name="P1"><text:s/>document pub https://docs.google.com/document/d/1JzItDfPVwrztnqktRM8Swb90AUP3yJC-zQfvTC0Ixgs/pub</text:p>
              <text:p text:style-name="P1"/>
              <text:p text:style-name="P1"><text:s/>document view https://docs.google.com/document/d/1JzItDfPVwrztnqktRM8Swb90AUP3yJC-zQfvTC0Ixgs/view</text:p>
              <text:p text:style-name="P1"/>
              <text:p text:style-name="P1"><text:s/>document https://docs.google.com/document/d/1WKq5jfEAYC3bVjnogRn2KR4e5dhA4z4Rl9QQPtZ_xJw/edit?usp=sharing</text:p>
              <text:p text:style-name="P1"/>
              <text:p text:style-name="P1"><text:s/>document pub https://docs.google.com/document/d/1WKq5jfEAYC3bVjnogRn2KR4e5dhA4z4Rl9QQPtZ_xJw/pub</text:p>
              <text:p text:style-name="P1"/>
              <text:p text:style-name="P1"><text:s/>document view https://docs.google.com/document/d/1WKq5jfEAYC3bVjnogRn2KR4e5dhA4z4Rl9QQPtZ_xJw/view</text:p>
              <text:p text:style-name="P1"/>
              <text:p text:style-name="P1"><text:s/>link https://sites.google.com/view/360photoboothrentalelsegundo/home</text:p>
              <text:p text:style-name="P1"/>
              <text:p text:style-name="P1"><text:s/>link https://sites.google.com/view/360videoboothrentalgardena/home</text:p>
              <text:p text:style-name="P1"/>
              <text:p text:style-name="P1"><text:s/>link https://sites.google.com/view/360videoboothcarson/home</text:p>
              <text:p text:style-name="P1"/>
              <text:p text:style-name="P1"><text:s/>link https://sites.google.com/view/360videoboothinglewood/home</text:p>
              <text:p text:style-name="P1"/>
              <text:p text:style-name="P1"><text:s/>link https://sites.google.com/view/360-photo-booth-lawndale/home</text:p>
              <text:p text:style-name="P1"/>
              <text:p text:style-name="P1"><text:s/>document https://docs.google.com/document/d/13LJMQfAKZDat8lbJkJm9Xucs1KAfbcmk4ADz1oODscE/edit?usp=sharing</text:p>
              <text:p text:style-name="P1"/>
              <text:p text:style-name="P1"><text:s/>document pub https://docs.google.com/document/d/13LJMQfAKZDat8lbJkJm9Xucs1KAfbcmk4ADz1oODscE/pub</text:p>
              <text:p text:style-name="P1"/>
              <text:p text:style-name="P1"><text:s/>document view https://docs.google.com/document/d/13LJMQfAKZDat8lbJkJm9Xucs1KAfbcmk4ADz1oODscE/view</text:p>
              <text:p text:style-name="P1"/>
              <text:p text:style-name="P1"><text:s/>document https://docs.google.com/document/d/11Q2Qu2Jxk446zavsndTVqLyD79pqrwkJ7oEzJ2AOpM8/edit?usp=sharing</text:p>
              <text:p text:style-name="P1"/>
              <text:p text:style-name="P1"><text:s/>document pub https://docs.google.com/document/d/11Q2Qu2Jxk446zavsndTVqLyD79pqrwkJ7oEzJ2AOpM8/pub</text:p>
              <text:p text:style-name="P1"/>
              <text:p text:style-name="P1"><text:s/>document view https://docs.google.com/document/d/11Q2Qu2Jxk446zavsndTVqLyD79pqrwkJ7oEzJ2AOpM8/view</text:p>
              <text:p text:style-name="P1"/>
              <text:p text:style-name="P1"><text:s/>document https://docs.google.com/document/d/1y6aLYKxHQrTAEZQFEShVVRCeGwoYyxHox45K_ogujdE/edit?usp=sharing</text:p>
              <text:p text:style-name="P1"/>
              <text:p text:style-name="P1"><text:s/>document pub https://docs.google.com/document/d/1y6aLYKxHQrTAEZQFEShVVRCeGwoYyxHox45K_ogujdE/pub</text:p>
              <text:p text:style-name="P1"/>
              <text:p text:style-name="P1"><text:s/>document view https://docs.google.com/document/d/1y6aLYKxHQrTAEZQFEShVVRCeGwoYyxHox45K_ogujdE/view</text:p>
              <text:p text:style-name="P1"/>
              <text:p text:style-name="P1"><text:s/>link https://sites.google.com/view/360photoboothrentalelsegundo/home</text:p>
              <text:p text:style-name="P1"><text:tab/>-Erin Edwards</text:p>
              <text:p text:style-name="P1">----</text:p>
              <text:p text:style-name="P1">document pub https://docs.google.com/document/d/1yyu7wqiXc40f8oZirY62kYVCLsqKUrianV036z4zcH0/pub</text:p>
              <text:p text:style-name="P1"/>
              <text:p text:style-name="P1"><text:s/>document view https://docs.google.com/document/d/1yyu7wqiXc40f8oZirY62kYVCLsqKUrianV036z4zcH0/view</text:p>
              <text:p text:style-name="P1"/>
              <text:p text:style-name="P1"><text:s/>link https://sites.google.com/view/360photoboothrentalelsegundo/home</text:p>
              <text:p text:style-name="P1"/>
              <text:p text:style-name="P1"><text:s/>link https://sites.google.com/view/360videoboothrentalgardena/home</text:p>
              <text:p text:style-name="P1"/>
              <text:p text:style-name="P1"><text:s/>link https://sites.google.com/view/360videoboothcarson/home</text:p>
              <text:p text:style-name="P1"/>
              <text:p text:style-name="P1"><text:s/>link https://sites.google.com/view/360videoboothinglewood/home</text:p>
              <text:p text:style-name="P1"/>
              <text:p text:style-name="P1"><text:s/>link https://sites.google.com/view/360-photo-booth-lawndale/home</text:p>
              <text:p text:style-name="P1"/>
              <text:p text:style-name="P1"><text:s/>document https://docs.google.com/document/d/1P_USuBehQHvjOzaIpNgKaLhRz4Ysy2WvOLbCQ44jZXo/edit?usp=sharing</text:p>
              <text:p text:style-name="P1"/>
              <text:p text:style-name="P1"><text:s/>document pub https://docs.google.com/document/d/1P_USuBehQHvjOzaIpNgKaLhRz4Ysy2WvOLbCQ44jZXo/pub</text:p>
              <text:p text:style-name="P1"/>
              <text:p text:style-name="P1"><text:s/>document view https://docs.google.com/document/d/1P_USuBehQHvjOzaIpNgKaLhRz4Ysy2WvOLbCQ44jZXo/view</text:p>
              <text:p text:style-name="P1"/>
              <text:p text:style-name="P1"><text:s/>document https://docs.google.com/document/d/1flXmn8E_RZf3VfpIms-uY8o9LPcDmx2yL656vjiwCGI/edit?usp=sharing</text:p>
              <text:p text:style-name="P1"/>
              <text:p text:style-name="P1"><text:s/>document pub https://docs.google.com/document/d/1flXmn8E_RZf3VfpIms-uY8o9LPcDmx2yL656vjiwCGI/pub</text:p>
              <text:p text:style-name="P1"/>
              <text:p text:style-name="P1"><text:s/>document view https://docs.google.com/document/d/1flXmn8E_RZf3VfpIms-uY8o9LPcDmx2yL656vjiwCGI/view</text:p>
              <text:p text:style-name="P1"/>
              <text:p text:style-name="P1"><text:s/>document https://docs.google.com/document/d/1mZJtBVZXGHBr7af24VnTPEdBKMDIb3tgQbuZcnsdg8U/edit?usp=sharing</text:p>
              <text:p text:style-name="P1"/>
              <text:p text:style-name="P1"><text:s/>document pub https://docs.google.com/document/d/1mZJtBVZXGHBr7af24VnTPEdBKMDIb3tgQbuZcnsdg8U/pub</text:p>
              <text:p text:style-name="P1"/>
              <text:p text:style-name="P1"><text:s/>document view https://docs.google.com/document/d/1mZJtBVZXGHBr7af24VnTPEdBKMDIb3tgQbuZcnsdg8U/view</text:p>
              <text:p text:style-name="P1"/>
              <text:p text:style-name="P1"><text:s/>link https://sites.google.com/view/360photoboothrentalelsegundo/home</text:p>
              <text:p text:style-name="P1"/>
              <text:p text:style-name="P1"><text:s/>link https://sites.google.com/view/360videoboothrentalgardena/home</text:p>
              <text:p text:style-name="P1"/>
              <text:p text:style-name="P1"><text:s/>link https://sites.google.com/view/360videoboothcarson/home</text:p>
              <text:p text:style-name="P1"/>
              <text:p text:style-name="P1"><text:s/>link https://sites.google.com/view/360videoboothinglewood/home</text:p>
              <text:p text:style-name="P1"/>
              <text:p text:style-name="P1"><text:s/>link https://sites.google.com/view/360-photo-booth-lawndale/home</text:p>
              <text:p text:style-name="P1"/>
              <text:p text:style-name="P1"><text:s/>document https://docs.google.com/document/d/1SeScBdUMNwkP1THb066cC3Eco6vNrsdSF9u9Hwv37Do/edit?usp=sharing</text:p>
              <text:p text:style-name="P1"/>
              <text:p text:style-name="P1"><text:s/>document pub https://docs.google.com/document/d/1SeScBdUMNwkP1THb066cC3Eco6vNrsdSF9u9Hwv37Do/pub</text:p>
              <text:p text:style-name="P1"><text:tab/>-Erin Edwards</text:p>
              <text:p text:style-name="P1">----</text:p>
              <text:p text:style-name="P1">Calendar - All Day Event https://www.google.com/calendar/event?eid=YXZ0OWZ0a2Y2b3U0OGI4YTNjaXNyNzFtamcgZGVjYzFiYWU1ZDI4NGQxZjc3OTVjNTU5ZDQxNTViMmRmNzE2Y2FmYzRlZjgzYjdkMGIzOTRiMzVlOGFlOGFkNkBncm91cC5jYWxlbmRhci5nb29nbGUuY29t</text:p>
              <text:p text:style-name="P1"/>
              <text:p text:style-name="P1"><text:s/>video https://youtu.be/FPsGz17-j10</text:p>
              <text:p text:style-name="P1"/>
              <text:p text:style-name="P1"><text:s/>video https://youtu.be/EmCLBIu0R2I</text:p>
              <text:p text:style-name="P1"/>
              <text:p text:style-name="P1"><text:s/>video https://youtu.be/10hlB0RTfVM</text:p>
              <text:p text:style-name="P1"/>
              <text:p text:style-name="P1"><text:s/>video https://youtube.com/shorts/qQoPCFKxJzE</text:p>
              <text:p text:style-name="P1"/>
              <text:p text:style-name="P1"><text:s/>video https://youtu.be/3pr93oJJCWA</text:p>
              <text:p text:style-name="P1"/>
              <text:p text:style-name="P1"><text:s/>sheet https://docs.google.com/spreadsheets/d/1S5mutDhlyqNScC9Xzpe4OuGu93S_f1noPBjp0mWHN2w/edit#gid=0</text:p>
              <text:p text:style-name="P1"/>
              <text:p text:style-name="P1"><text:s/>sheet https://docs.google.com/spreadsheets/d/1S5mutDhlyqNScC9Xzpe4OuGu93S_f1noPBjp0mWHN2w/edit#gid=1010233552</text:p>
              <text:p text:style-name="P1"/>
              <text:p text:style-name="P1"><text:s/>sheet https://docs.google.com/spreadsheets/d/1S5mutDhlyqNScC9Xzpe4OuGu93S_f1noPBjp0mWHN2w/edit#gid=1834364825</text:p>
              <text:p text:style-name="P1"/>
              <text:p text:style-name="P1"><text:s/>sheet https://docs.google.com/spreadsheets/d/1S5mutDhlyqNScC9Xzpe4OuGu93S_f1noPBjp0mWHN2w/edit#gid=1668422392</text:p>
              <text:p text:style-name="P1"/>
              <text:p text:style-name="P1"><text:s/>sheet https://docs.google.com/spreadsheets/d/1S5mutDhlyqNScC9Xzpe4OuGu93S_f1noPBjp0mWHN2w/edit#gid=863638119</text:p>
              <text:p text:style-name="P1"/>
              <text:p text:style-name="P1"><text:s/>folder HTML https://drive.google.com/drive/folders/1V4q6Q_pGSR4S0y6c6eWrzyCuUU_tU38N?usp=sharing</text:p>
              <text:p text:style-name="P1"/>
              <text:p text:style-name="P1"><text:s/>HTML https://drive.google.com/file/d/1K_RmZYE_PWZZocXsYHtoZIde2fcpqUZ1/view?usp=sharing</text:p>
              <text:p text:style-name="P1"/>
              <text:p text:style-name="P1"><text:s/>folder Microsoft Files https://drive.google.com/drive/folders/13mMe1xZ7bllsevY3xPyXANr0JY2NnTpl?usp=sharing</text:p>
              <text:p text:style-name="P1"/>
              <text:p text:style-name="P1"><text:s/>document https://docs.google.com/document/d/1yNXLuUyc7flVnRohYxX6phh6nu4N5EyPWbWKxRxSzS4/edit?usp=sharing</text:p>
              <text:p text:style-name="P1"/>
              <text:p text:style-name="P1"><text:s/>document pub https://docs.google.com/document/d/1yNXLuUyc7flVnRohYxX6phh6nu4N5EyPWbWKxRxSzS4/pub</text:p>
              <text:p text:style-name="P1"/>
              <text:p text:style-name="P1"><text:s/>document view https://docs.google.com/document/d/1yNXLuUyc7flVnRohYxX6phh6nu4N5EyPWbWKxRxSzS4/view</text:p>
              <text:p text:style-name="P1"/>
              <text:p text:style-name="P1"><text:s/>document https://docs.google.com/document/d/1qPhIc2cslLP__jsztGroUNiMD4LmQe3zIDDFA-lMl80/edit?usp=sharing</text:p>
              <text:p text:style-name="P1"/>
              <text:p text:style-name="P1"><text:s/>document pub https://docs.google.com/document/d/1qPhIc2cslLP__jsztGroUNiMD4LmQe3zIDDFA-lMl80/pub</text:p>
              <text:p text:style-name="P1"/>
              <text:p text:style-name="P1"><text:s/>document view https://docs.google.com/document/d/1qPhIc2cslLP__jsztGroUNiMD4LmQe3zIDDFA-lMl80/view</text:p>
              <text:p text:style-name="P1"/>
              <text:p text:style-name="P1"><text:s/>document https://docs.google.com/document/d/1yyu7wqiXc40f8oZirY62kYVCLsqKUrianV036z4zcH0/edit?usp=sharing</text:p>
              <text:p text:style-name="P1"><text:tab/>-Erin Edwards</text:p>
              <text:p text:style-name="P1">----</text:p>
              <text:p text:style-name="P1">Calendar - All Day Event https://www.google.com/calendar/event?eid=aGd2dnJkanQ3aXM4cWZtcWh1Z2liY2ZjMmM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ZTZtNGpnaXMwY2RxamplYTluOWhqcDdkMWs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NW0yZ2o1ZDh2cXJsZHZicW8xZTFkaW91Z28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NWEycGg3ZDAybWVqcnJ2cGpmNm1qODNwdGM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dWtidjhlNnNnZzRqY3VmdW5qMmVsNm1ibDA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YXNjMHF2ZWgzNGlxZDc4ZHMzMzFvOGQ2ZTA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Ymc5aTNzOG9wczk2cWQ1azdhZG5lOGc2Ym8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N3M4ZGhkNjFodjM1OHVkaDU3bzdtZDl0NjQ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cjJqMml1MTJuZjBvbm4yOHAxb2dxN2FkZDAgZGVjYzFiYWU1ZDI4NGQxZjc3OTVjNTU5ZDQxNTViMmRmNzE2Y2FmYzRlZjgzYjdkMGIzOTRiMzVlOGFlOGFkNkBncm91cC5jYWxlbmRhci5nb29nbGUuY29t</text:p>
              <text:p text:style-name="P1"><text:tab/>-Erin Edwards</text:p>
              <text:p text:style-name="P1">----</text:p>
              <text:p text:style-name="P1">document pub https://docs.google.com/document/d/1orUkhG0xGhoEiUyWm4ALM9lig0gNQMzDJX4xqiKFobw/pub</text:p>
              <text:p text:style-name="P1"/>
              <text:p text:style-name="P1"><text:s/>document view https://docs.google.com/document/d/1orUkhG0xGhoEiUyWm4ALM9lig0gNQMzDJX4xqiKFobw/view</text:p>
              <text:p text:style-name="P1"/>
              <text:p text:style-name="P1"><text:s/>presentation https://docs.google.com/presentation/d/1oXq42iJR_Gtad1jgrqGY3nMtdp5wZCpYXE6HtnXouso/edit?usp=sharing</text:p>
              <text:p text:style-name="P1"/>
              <text:p text:style-name="P1"><text:s/>presentation pub https://docs.google.com/presentation/d/1oXq42iJR_Gtad1jgrqGY3nMtdp5wZCpYXE6HtnXouso/pub?start=true&amp;loop=true&amp;delayms=3000</text:p>
              <text:p text:style-name="P1"/>
              <text:p text:style-name="P1"><text:s/>presentation view https://docs.google.com/presentation/d/1oXq42iJR_Gtad1jgrqGY3nMtdp5wZCpYXE6HtnXouso/view</text:p>
              <text:p text:style-name="P1"/>
              <text:p text:style-name="P1"><text:s/>presentation html https://docs.google.com/presentation/d/1oXq42iJR_Gtad1jgrqGY3nMtdp5wZCpYXE6HtnXouso/htmlpresent</text:p>
              <text:p text:style-name="P1"/>
              <text:p text:style-name="P1"><text:s/>calendar https://calendar.google.com/calendar/embed?src=decc1bae5d284d1f7795c559d4155b2df716cafc4ef83b7d0b394b35e8ae8ad6@group.calendar.google.com</text:p>
              <text:p text:style-name="P1"/>
              <text:p text:style-name="P1"><text:s/>Calendar - All Day Event https://www.google.com/calendar/event?eid=bnBuc2Rsczk0NXEwZG5hcjhqb2IwbWIwaHM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dXJhaTNsMGZjZWcwazBjM2tpZG90MjJpaTA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MDN0ajRjcWZmdmdlZGRsdWcwZDIyNG11ZDA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MjlhbnV0aWhsMDlyY3MzdnRiOGYwcGczMTQgZGVjYzFiYWU1ZDI4NGQxZjc3OTVjNTU5ZDQxNTViMmRmNzE2Y2FmYzRlZjgzYjdkMGIzOTRiMzVlOGFlOGFkNkBncm91cC5jYWxlbmRhci5nb29nbGUuY29t</text:p>
              <text:p text:style-name="P1"/>
              <text:p text:style-name="P1"><text:s/>Calendar - All Day Event https://www.google.com/calendar/event?eid=MDQwbzA5Nmg5dWw4Nmk4NjU3a3FnMW40dDggZGVjYzFiYWU1ZDI4NGQxZjc3OTVjNTU5ZDQxNTViMmRmNzE2Y2FmYzRlZjgzYjdkMGIzOTRiMzVlOGFlOGFkNkBncm91cC5jYWxlbmRhci5nb29nbGUuY29t</text:p>
              <text:p text:style-name="P1"><text:tab/>-Erin Edwards</text:p>
              <text:p text:style-name="P1">----</text:p>
              <text:p text:style-name="P1">#REF! </text:p>
              <text:p text:style-name="P1"/>
              <text:p text:style-name="P1"><text:s/>target url https://sites.google.com/view/photoboothrentalslagunabeach</text:p>
              <text:p text:style-name="P1"/>
              <text:p text:style-name="P1"><text:s/>folder top https://drive.google.com/drive/folders/1WT1JYmX65XwDulm3SR8sfER9ES3HQ9OW?usp=sharing</text:p>
              <text:p text:style-name="P1"/>
              <text:p text:style-name="P1"><text:s/>rss feed https://news.google.com/rss/search?q=photobooth</text:p>
              <text:p text:style-name="P1"/>
              <text:p text:style-name="P1"><text:s/>folder articles https://drive.google.com/drive/folders/1nUuN0mCZHnadiohu7iA8frMPUXA13v7n?usp=sharing</text:p>
              <text:p text:style-name="P1"/>
              <text:p text:style-name="P1"><text:s/>folder photos https://drive.google.com/drive/folders/1aDtbqgVuMfsPYyK3r3Fr1axIljXQvncX?usp=sharing</text:p>
              <text:p text:style-name="P1"/>
              <text:p text:style-name="P1"><text:s/>folder pdfs https://drive.google.com/drive/folders/1iF_qiGW4MbCd7A1_TPnT01z6X-3Z7MHt?usp=sharing</text:p>
              <text:p text:style-name="P1"/>
              <text:p text:style-name="P1"><text:s/>folder slides https://drive.google.com/drive/folders/1mYtIDf1o4ohmR-4dQOG-Guu2CkasJ8uL?usp=sharing</text:p>
              <text:p text:style-name="P1"/>
              <text:p text:style-name="P1"><text:s/>photo https://drive.google.com/file/d/1GMVzFjH4UhrGWzIyj-knzr46Nhf50c6j/view?usp=sharing</text:p>
              <text:p text:style-name="P1"/>
              <text:p text:style-name="P1"><text:s/>photo https://drive.google.com/file/d/1BpfWuX08Ay0wAN4HAyi57QTRoBAeFvLf/view?usp=sharing</text:p>
              <text:p text:style-name="P1"/>
              <text:p text:style-name="P1"><text:s/>photo https://drive.google.com/file/d/11NBDZYXEtugzo4Nk2IVzxraBbvyMZ0ah/view?usp=sharing</text:p>
              <text:p text:style-name="P1"/>
              <text:p text:style-name="P1"><text:s/>photo https://drive.google.com/file/d/19LNdzoTJ5xaIL9W4Eh7LQLdJBbl7cvNV/view?usp=sharing</text:p>
              <text:p text:style-name="P1"/>
              <text:p text:style-name="P1"><text:s/>spreadsheet https://docs.google.com/spreadsheets/d/1S5mutDhlyqNScC9Xzpe4OuGu93S_f1noPBjp0mWHN2w/edit?usp=sharing</text:p>
              <text:p text:style-name="P1"/>
              <text:p text:style-name="P1"><text:s/>spreadsheet key https://docs.google.com/spreadsheet/pub?key=1S5mutDhlyqNScC9Xzpe4OuGu93S_f1noPBjp0mWHN2w</text:p>
              <text:p text:style-name="P1"/>
              <text:p text:style-name="P1"><text:s/>spreadsheet pubhtml https://docs.google.com/spreadsheets/d/1S5mutDhlyqNScC9Xzpe4OuGu93S_f1noPBjp0mWHN2w/pubhtml</text:p>
              <text:p text:style-name="P1"/>
              <text:p text:style-name="P1"><text:s/>spreadsheet pub https://docs.google.com/spreadsheets/d/1S5mutDhlyqNScC9Xzpe4OuGu93S_f1noPBjp0mWHN2w/pub</text:p>
              <text:p text:style-name="P1"/>
              <text:p text:style-name="P1"><text:s/>spreadsheet view https://docs.google.com/spreadsheets/d/1S5mutDhlyqNScC9Xzpe4OuGu93S_f1noPBjp0mWHN2w/view</text:p>
              <text:p text:style-name="P1"/>
              <text:p text:style-name="P1"><text:s/>form https://docs.google.com/forms/d/1lM3hawuTEQV_R8r-kqRcOXHJmvbfSreCZECoh6HM2Iw/edit?usp=sharing</text:p>
              <text:p text:style-name="P1"/>
              <text:p text:style-name="P1"><text:s/>drawing https://docs.google.com/drawings/d/1ajIS5338KCM4L--I6j9A_Q_DSYQMroeAxONjZVp6NjU/edit?usp=sharing</text:p>
              <text:p text:style-name="P1"/>
              <text:p text:style-name="P1"><text:s/>image https://drive.google.com/file/d/1tpnxuW89TUi11jKtDR9JDr08CDxHmMk0/view?usp=drivesdk</text:p>
              <text:p text:style-name="P1"/>
              <text:p text:style-name="P1"><text:s/>image link https://sites.google.com/view/newportbeachroamingphotobooth/home</text:p>
              <text:p text:style-name="P1"/>
              <text:p text:style-name="P1"><text:s/>document https://docs.google.com/document/d/1orUkhG0xGhoEiUyWm4ALM9lig0gNQMzDJX4xqiKFobw/edit?usp=sharing</text:p>
              <text:p text:style-name="P1"><text:tab/>-Erin Edwards</text:p>
            </office:annotation>
            <text:p>All Day Event</text:p>
          </table:table-cell>
          <table:table-cell table:style-name="ce2" office:value-type="string" calcext:value-type="string">
            <text:p><text:a xlink:href="https://www.google.com/calendar/event?eid=bnBuc2Rsczk0NXEwZG5hcjhqb2IwbWIwaHMgZGVjYzFiYWU1ZDI4NGQxZjc3OTVjNTU5ZDQxNTViMmRmNzE2Y2FmYzRlZjgzYjdkMGIzOTRiMzVlOGFlOGFkNkBncm91cC5jYWxlbmRhci5nb29nbGUuY29t" xlink:type="simple">https://www.google.com/calendar/event?eid=bnBuc2Rsczk0NXEwZG5hcjhqb2IwbWIwaHM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dXJhaTNsMGZjZWcwazBjM2tpZG90MjJpaTAgZGVjYzFiYWU1ZDI4NGQxZjc3OTVjNTU5ZDQxNTViMmRmNzE2Y2FmYzRlZjgzYjdkMGIzOTRiMzVlOGFlOGFkNkBncm91cC5jYWxlbmRhci5nb29nbGUuY29t" xlink:type="simple">https://www.google.com/calendar/event?eid=dXJhaTNsMGZjZWcwazBjM2tpZG90MjJpaTA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MDN0ajRjcWZmdmdlZGRsdWcwZDIyNG11ZDAgZGVjYzFiYWU1ZDI4NGQxZjc3OTVjNTU5ZDQxNTViMmRmNzE2Y2FmYzRlZjgzYjdkMGIzOTRiMzVlOGFlOGFkNkBncm91cC5jYWxlbmRhci5nb29nbGUuY29t" xlink:type="simple">https://www.google.com/calendar/event?eid=MDN0ajRjcWZmdmdlZGRsdWcwZDIyNG11ZDA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MjlhbnV0aWhsMDlyY3MzdnRiOGYwcGczMTQgZGVjYzFiYWU1ZDI4NGQxZjc3OTVjNTU5ZDQxNTViMmRmNzE2Y2FmYzRlZjgzYjdkMGIzOTRiMzVlOGFlOGFkNkBncm91cC5jYWxlbmRhci5nb29nbGUuY29t" xlink:type="simple">https://www.google.com/calendar/event?eid=MjlhbnV0aWhsMDlyY3MzdnRiOGYwcGczMTQ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MDQwbzA5Nmg5dWw4Nmk4NjU3a3FnMW40dDggZGVjYzFiYWU1ZDI4NGQxZjc3OTVjNTU5ZDQxNTViMmRmNzE2Y2FmYzRlZjgzYjdkMGIzOTRiMzVlOGFlOGFkNkBncm91cC5jYWxlbmRhci5nb29nbGUuY29t" xlink:type="simple">https://www.google.com/calendar/event?eid=MDQwbzA5Nmg5dWw4Nmk4NjU3a3FnMW40dDg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Gd2dnJkanQ3aXM4cWZtcWh1Z2liY2ZjMmMgZGVjYzFiYWU1ZDI4NGQxZjc3OTVjNTU5ZDQxNTViMmRmNzE2Y2FmYzRlZjgzYjdkMGIzOTRiMzVlOGFlOGFkNkBncm91cC5jYWxlbmRhci5nb29nbGUuY29t" xlink:type="simple">https://www.google.com/calendar/event?eid=aGd2dnJkanQ3aXM4cWZtcWh1Z2liY2ZjMmM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TZtNGpnaXMwY2RxamplYTluOWhqcDdkMWsgZGVjYzFiYWU1ZDI4NGQxZjc3OTVjNTU5ZDQxNTViMmRmNzE2Y2FmYzRlZjgzYjdkMGIzOTRiMzVlOGFlOGFkNkBncm91cC5jYWxlbmRhci5nb29nbGUuY29t" xlink:type="simple">https://www.google.com/calendar/event?eid=ZTZtNGpnaXMwY2RxamplYTluOWhqcDdkMWs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W0yZ2o1ZDh2cXJsZHZicW8xZTFkaW91Z28gZGVjYzFiYWU1ZDI4NGQxZjc3OTVjNTU5ZDQxNTViMmRmNzE2Y2FmYzRlZjgzYjdkMGIzOTRiMzVlOGFlOGFkNkBncm91cC5jYWxlbmRhci5nb29nbGUuY29t" xlink:type="simple">https://www.google.com/calendar/event?eid=NW0yZ2o1ZDh2cXJsZHZicW8xZTFkaW91Z28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WEycGg3ZDAybWVqcnJ2cGpmNm1qODNwdGMgZGVjYzFiYWU1ZDI4NGQxZjc3OTVjNTU5ZDQxNTViMmRmNzE2Y2FmYzRlZjgzYjdkMGIzOTRiMzVlOGFlOGFkNkBncm91cC5jYWxlbmRhci5nb29nbGUuY29t" xlink:type="simple">https://www.google.com/calendar/event?eid=NWEycGg3ZDAybWVqcnJ2cGpmNm1qODNwdGM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dWtidjhlNnNnZzRqY3VmdW5qMmVsNm1ibDAgZGVjYzFiYWU1ZDI4NGQxZjc3OTVjNTU5ZDQxNTViMmRmNzE2Y2FmYzRlZjgzYjdkMGIzOTRiMzVlOGFlOGFkNkBncm91cC5jYWxlbmRhci5nb29nbGUuY29t" xlink:type="simple">https://www.google.com/calendar/event?eid=dWtidjhlNnNnZzRqY3VmdW5qMmVsNm1ibDA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XNjMHF2ZWgzNGlxZDc4ZHMzMzFvOGQ2ZTAgZGVjYzFiYWU1ZDI4NGQxZjc3OTVjNTU5ZDQxNTViMmRmNzE2Y2FmYzRlZjgzYjdkMGIzOTRiMzVlOGFlOGFkNkBncm91cC5jYWxlbmRhci5nb29nbGUuY29t" xlink:type="simple">https://www.google.com/calendar/event?eid=YXNjMHF2ZWgzNGlxZDc4ZHMzMzFvOGQ2ZTA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mc5aTNzOG9wczk2cWQ1azdhZG5lOGc2Ym8gZGVjYzFiYWU1ZDI4NGQxZjc3OTVjNTU5ZDQxNTViMmRmNzE2Y2FmYzRlZjgzYjdkMGIzOTRiMzVlOGFlOGFkNkBncm91cC5jYWxlbmRhci5nb29nbGUuY29t" xlink:type="simple">https://www.google.com/calendar/event?eid=Ymc5aTNzOG9wczk2cWQ1azdhZG5lOGc2Ym8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3M4ZGhkNjFodjM1OHVkaDU3bzdtZDl0NjQgZGVjYzFiYWU1ZDI4NGQxZjc3OTVjNTU5ZDQxNTViMmRmNzE2Y2FmYzRlZjgzYjdkMGIzOTRiMzVlOGFlOGFkNkBncm91cC5jYWxlbmRhci5nb29nbGUuY29t" xlink:type="simple">https://www.google.com/calendar/event?eid=N3M4ZGhkNjFodjM1OHVkaDU3bzdtZDl0NjQ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jJqMml1MTJuZjBvbm4yOHAxb2dxN2FkZDAgZGVjYzFiYWU1ZDI4NGQxZjc3OTVjNTU5ZDQxNTViMmRmNzE2Y2FmYzRlZjgzYjdkMGIzOTRiMzVlOGFlOGFkNkBncm91cC5jYWxlbmRhci5nb29nbGUuY29t" xlink:type="simple">https://www.google.com/calendar/event?eid=cjJqMml1MTJuZjBvbm4yOHAxb2dxN2FkZDA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XZ0OWZ0a2Y2b3U0OGI4YTNjaXNyNzFtamcgZGVjYzFiYWU1ZDI4NGQxZjc3OTVjNTU5ZDQxNTViMmRmNzE2Y2FmYzRlZjgzYjdkMGIzOTRiMzVlOGFlOGFkNkBncm91cC5jYWxlbmRhci5nb29nbGUuY29t" xlink:type="simple">https://www.google.com/calendar/event?eid=YXZ0OWZ0a2Y2b3U0OGI4YTNjaXNyNzFtamcgZGVjYzFiYWU1ZDI4NGQxZjc3OTVjNTU5ZDQxNTViMmRmNzE2Y2FmYzRlZjgzYjdkMGIzOTRiMzVlOGFlOGFkNkBncm91cC5jYWxlbmRhci5nb29nbGUuY29t</text:a>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ar_20_Events" style:display-name="PageStyle_Calendar 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